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FreeSans1" svg:font-family="FreeSans" style:font-family-generic="swiss"/>
    <style:font-face style:name="Mangal"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fo:orphans="0" fo:widows="0" style:text-autospace="none"/>
    </style:style>
    <style:style style:name="P2" style:family="paragraph" style:parent-style-name="Standard">
      <style:paragraph-properties fo:margin-top="0cm" fo:margin-bottom="0cm" loext:contextual-spacing="false" fo:line-height="150%" fo:text-align="justify" style:justify-single-word="false" fo:orphans="0" fo:widows="0" style:text-autospace="none"/>
    </style:style>
    <style:style style:name="P3" style:family="paragraph" style:parent-style-name="Standard" style:list-style-name="WW8Num12">
      <style:paragraph-properties fo:margin-top="0cm" fo:margin-bottom="0cm" loext:contextual-spacing="false" fo:line-height="150%" fo:text-align="justify" style:justify-single-word="false" fo:orphans="0" fo:widows="0" style:text-autospace="none"/>
    </style:style>
    <style:style style:name="P4" style:family="paragraph" style:parent-style-name="Standard">
      <style:paragraph-properties fo:margin-top="0cm" fo:margin-bottom="0cm" loext:contextual-spacing="false" fo:line-height="150%" fo:text-align="center" style:justify-single-word="false" fo:orphans="0" fo:widows="0" style:text-autospace="none"/>
      <style:text-properties fo:color="#000000" style:font-name="Times New Roman" fo:font-size="26pt" style:font-size-asian="26pt" style:font-name-complex="Times New Roman" style:font-size-complex="26pt"/>
    </style:style>
    <style:style style:name="P5" style:family="paragraph" style:parent-style-name="Standard">
      <style:paragraph-properties fo:margin-top="0cm" fo:margin-bottom="0cm" loext:contextual-spacing="false" fo:line-height="150%" fo:text-align="center" style:justify-single-word="false" fo:orphans="0" fo:widows="0" style:text-autospace="none"/>
      <style:text-properties fo:color="#000000" style:font-name="Times New Roman" fo:font-size="26pt" fo:font-style="italic" style:font-size-asian="26pt" style:font-style-asian="italic" style:font-name-complex="Times New Roman" style:font-size-complex="26pt"/>
    </style:style>
    <style:style style:name="P6"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Times New Roman" fo:font-size="12pt" fo:font-weight="bold" style:font-size-asian="12pt" style:font-weight-asian="bold" style:font-name-complex="Times New Roman" style:font-size-complex="12pt"/>
    </style:style>
    <style:style style:name="P7" style:family="paragraph" style:parent-style-name="Standard">
      <style:paragraph-properties fo:margin-top="0cm" fo:margin-bottom="0cm" loext:contextual-spacing="false" fo:line-height="150%" fo:text-align="center" style:justify-single-word="false" fo:orphans="0" fo:widows="0" style:text-autospace="none"/>
      <style:text-properties fo:color="#000000" style:font-name="Times New Roman" fo:font-size="12pt" fo:font-weight="bold" style:font-size-asian="12pt" style:font-weight-asian="bold" style:font-name-complex="Times New Roman" style:font-size-complex="12pt"/>
    </style:style>
    <style:style style:name="P8"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9" style:family="paragraph" style:parent-style-name="Standard" style:list-style-name="WW8Num7">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0" style:family="paragraph" style:parent-style-name="Standard" style:list-style-name="WW8Num8">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1" style:family="paragraph" style:parent-style-name="Standard" style:list-style-name="WW8Num10">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2" style:family="paragraph" style:parent-style-name="Standard" style:list-style-name="WW8Num3">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3" style:family="paragraph" style:parent-style-name="Standard" style:list-style-name="WW8Num4">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4" style:family="paragraph" style:parent-style-name="Standard" style:list-style-name="WW8Num11">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5" style:family="paragraph" style:parent-style-name="Standard" style:list-style-name="WW8Num16">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6" style:family="paragraph" style:parent-style-name="Standard" style:list-style-name="WW8Num12">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7" style:family="paragraph" style:parent-style-name="Standard" style:list-style-name="WW8Num6">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8" style:family="paragraph" style:parent-style-name="Standard" style:list-style-name="WW8Num14">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19" style:family="paragraph" style:parent-style-name="Standard" style:list-style-name="WW8Num5">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20" style:family="paragraph" style:parent-style-name="Standard" style:list-style-name="WW8Num15">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21" style:family="paragraph" style:parent-style-name="Standard" style:list-style-name="WW8Num9">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22" style:family="paragraph" style:parent-style-name="Standard" style:list-style-name="WW8Num13">
      <style:paragraph-properties fo:margin-top="0cm" fo:margin-bottom="0cm" loext:contextual-spacing="false" fo:line-height="150%" fo:text-align="justify" style:justify-single-word="false" fo:orphans="0" fo:widows="0" style:text-autospace="non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24" style:family="paragraph" style:parent-style-name="Standard">
      <style:paragraph-properties fo:margin-top="0cm" fo:margin-bottom="0cm" loext:contextual-spacing="false" fo:line-height="150%" fo:text-align="justify" style:justify-single-word="false" fo:orphans="0" fo:widows="0" style:text-autospace="none"/>
      <style:text-properties fo:color="#ffffff" style:font-name="Times New Roman" fo:font-size="12pt" style:font-size-asian="12pt" style:font-name-complex="Times New Roman" style:font-size-complex="12pt"/>
    </style:style>
    <style:style style:name="P25" style:family="paragraph" style:parent-style-name="Standard" style:master-page-name="Standard">
      <style:paragraph-properties fo:margin-top="0cm" fo:margin-bottom="0cm" loext:contextual-spacing="false" fo:line-height="150%" fo:text-align="center" style:justify-single-word="false" fo:orphans="0" fo:widows="0" style:page-number="auto" style:text-autospace="none"/>
      <style:text-properties fo:color="#000000" style:font-name="Times New Roman" fo:font-size="26pt" style:font-size-asian="26pt" style:font-name-complex="Times New Roman" style:font-size-complex="26pt"/>
    </style:style>
    <style:style style:name="P26" style:family="paragraph" style:parent-style-name="Standard">
      <style:paragraph-properties fo:margin-left="2.54cm" fo:margin-right="0cm" fo:margin-top="0cm" fo:margin-bottom="0cm" loext:contextual-spacing="false" fo:line-height="150%" fo:text-align="justify" style:justify-single-word="false" fo:orphans="0" fo:widows="0" fo:text-indent="-2.54cm" style:auto-text-indent="false" style:text-autospace="none"/>
      <style:text-properties fo:color="#000000" style:font-name="Times New Roman" fo:font-size="12pt" style:font-size-asian="12pt" style:font-name-complex="Times New Roman" style:font-size-complex="12pt"/>
    </style:style>
    <style:style style:name="P27" style:family="paragraph" style:parent-style-name="Footer">
      <style:paragraph-properties fo:text-align="end" style:justify-single-word="false"/>
    </style:style>
    <style:style style:name="P28" style:family="paragraph" style:parent-style-name="Footer">
      <style:paragraph-properties fo:margin-top="0cm" fo:margin-bottom="0.353cm" loext:contextual-spacing="false"/>
    </style:style>
    <style:style style:name="P29" style:family="paragraph" style:parent-style-name="Header">
      <style:paragraph-properties fo:margin-top="0cm" fo:margin-bottom="0.353cm" loext:contextual-spacing="false"/>
    </style:style>
    <style:style style:name="T1" style:family="text">
      <style:text-properties fo:color="#000000" style:font-name="Times New Roman" fo:font-size="26pt" style:font-size-asian="26pt" style:font-name-complex="Times New Roman" style:font-size-complex="26pt"/>
    </style:style>
    <style:style style:name="T2" style:family="text">
      <style:text-properties fo:color="#000000" style:font-name="Times New Roman" fo:font-size="26pt" fo:font-style="italic" style:font-size-asian="26pt" style:font-style-asian="italic" style:font-name-complex="Times New Roman" style:font-size-complex="26pt"/>
    </style:style>
    <style:style style:name="T3" style:family="text">
      <style:text-properties fo:color="#000000" style:font-name="Times New Roman" fo:font-size="12pt" style:font-size-asian="12pt" style:font-name-complex="Times New Roman" style:font-size-complex="12pt"/>
    </style:style>
    <style:style style:name="T4" style:family="text">
      <style:text-properties fo:color="#000000" style:font-name="Times New Roman" fo:font-size="12pt" fo:font-weight="bold" style:font-size-asian="12pt" style:font-weight-asian="bold" style:font-name-complex="Times New Roman" style:font-size-complex="12pt"/>
    </style:style>
    <style:style style:name="T5" style:family="text">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T6" style:family="text">
      <style:text-properties style:font-name="Times New Roman" fo:font-size="12pt" style:font-size-asian="12pt" style:font-name-complex="Times New Roman" style:font-size-complex="12pt"/>
    </style:style>
    <style:style style:name="T7" style:family="text">
      <style:text-properties fo:color="#ffffff" style:font-name="Times New Roman" fo:font-size="12pt"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4"/>
      <text:p text:style-name="P4"/>
      <text:p text:style-name="P1"><text:span text:style-name="T1">C.F.G.M SISTEMAS </text:span><text:span text:style-name="T2">MICROINFORMÁTICOS Y REDES</text:span></text:p>
      <text:p text:style-name="P5"/>
      <text:p text:style-name="P5">PROGRAMACIÓN DIDÁCTICA</text:p>
      <text:p text:style-name="P5">DEL MÓDULO</text:p>
      <text:p text:style-name="P5">SISTEMAS OPERATIVOS EN RED</text:p>
      <text:p text:style-name="P24">I.E.S. S</text:p>
      <text:p text:style-name="P24">S</text:p>
      <text:p text:style-name="P24">DEPARTAMENTO DE IN</text:p>
      <text:p text:style-name="P24"/>
      <text:p text:style-name="P24"/>
      <text:p text:style-name="P24"/>
      <text:p text:style-name="P24"/>
      <text:p text:style-name="P24"/>
      <text:p text:style-name="P24"/>
      <text:p text:style-name="P24"/>
      <text:p text:style-name="P24"/>
      <text:p text:style-name="P6"><text:soft-page-break/>1. INTRODUCCIÓN</text:p>
      <text:p text:style-name="P8">Este módulo se encuadra en el segundo curso del Ciclo Formativo de Grado Medio, correspondiente al Título de Técnico en Sistemas Microinformáticos y <text:s/>Redes. La duración del módulo es de 95 horas lectivas y se desarrolla a lo largo de los dos primeros trimestres del curso.</text:p>
      <text:p text:style-name="P8"/>
      <text:p text:style-name="P6">2. OBJETIVOS</text:p>
      <text:p text:style-name="P8">Objetivos generales del título</text:p>
      <text:p text:style-name="P8">a) Organizar los componentes físicos y lógicos que forman un sistema microinformático, interpretando su documentación técnica, para aplicar los medios y métodos adecuados a su instalación, montaje y mantenimiento.</text:p>
      <text:p text:style-name="P8">b) Identificar, ensamblar y conectar componentes y periféricos utilizando las herramientas adecuadas, aplicando procedimientos, normas y protocolos de calidad y seguridad, para montar y configurar ordenadores y periféricos.</text:p>
      <text:p text:style-name="P8">c) Reconocer y ejecutar los procedimientos de instalación de sistemas operativos y programas de aplicación, aplicando protocolos de calidad, para instalar y configurar sistemas microinformáticos.</text:p>
      <text:p text:style-name="P8">d) Representar la posición de los equipos, líneas de transmisión y demás elementos de una red local, analizando la morfología, condiciones y características del despliegue, para replantear el cableado y la electrónica de la red.</text:p>
      <text:p text:style-name="P8">e) Ubicar y fijar equipos, líneas, canalizaciones y demás elementos de una red local cableada, inalámbrica mixta, aplicando procedimientos de montaje y protocolos de calidad y seguridad, para instalar y configurar redes locales.</text:p>
      <text:p text:style-name="P8">f) Interconectar equipos informáticos, dispositivos de red local y de conexión con redes de área extensa, ejecutando los procedimientos para instalar y configurar redes locales.</text:p>
      <text:p text:style-name="P8">g) Localizar y reparar averías y disfunciones en los componentes físicos y lógicos para mantener sistemas microinformáticos y redes locales.</text:p>
      <text:p text:style-name="P8">h) Sustituir y ajustar componentes microinformáticos y redes locales.</text:p>
      <text:p text:style-name="P2"><text:span text:style-name="T3">i) Interpretar y elaborar y información</text:span><text:span text:style-name="T6"> </text:span><text:span text:style-name="T3">documentación técnica.</text:span></text:p>
      <text:p text:style-name="P8">j) Valorar el coste de los componentes físicos, lógicos y la mano de obra, para elaborar presupuestos.</text:p>
      <text:p text:style-name="P8">k) Reconocer características y posibilidades de los componentes físicos y lógicos, para asesorar <text:soft-page-break/>y asistir a clientes.</text:p>
      <text:p text:style-name="P8">l) Detectar y analizar cambios tecnológicos para elegir nuevas alternativas y mantenerse actualizado dentro del sector.</text:p>
      <text:p text:style-name="P8">m) Reconocer y valorar incidencias, determinando sus causas y describiendo las acciones correctoras para resolverlas.</text:p>
      <text:p text:style-name="P8">n) Analizar y describir procedimientos de calidad, prevención de riesgos laborales y medioambientales, señalando las acciones a realizar en los casos definidos para actuar de acuerdo con las normas estandarizadas.</text:p>
      <text:p text:style-name="P8">o) Valorar las actividades de trabajo en un proceso productivo, identificando su aportaciónal proceso global para conseguir los objetivos de la producción.</text:p>
      <text:p text:style-name="P8">p) Identificar y valorar las oportunidades de aprendizaje y empleo, analizando las ofertas y demandas del mercado laboral para gestionar su carrera profesional.</text:p>
      <text:p text:style-name="P8">q) Reconocer las oportunidades de negocio, identificando y analizando demandas del mercado para crear y gestionar una pequeña empresa.</text:p>
      <text:p text:style-name="P8">r) Reconocer sus derechos y deberes como agente activo en la sociedad, analizando el marco legal que regula las condiciones sociales y laborales para participar como ciudadano democrático.</text:p>
      <text:p text:style-name="P8"/>
      <text:p text:style-name="P6">Competencias profesionales</text:p>
      <text:p text:style-name="P8">Los alumnos/as deben alcanzar al finalizar el presente módulo las siguientes competencias o capacidades terminales:</text:p>
      <text:p text:style-name="P8">a) Determinar la logística asociada a las operaciones de instalación, configuración y mantenimiento de sistemas microinformáticos, interpretando la documentación técnica asociada y organizando los recursos necesarios.</text:p>
      <text:p text:style-name="P8">b) Montar y configurar ordenadores y periféricos, asegurando su funcionamiento en condiciones de calidad y seguridad.</text:p>
      <text:p text:style-name="P8">c) Instalar y configurar software básico y de aplicación, asegurando su funcionamiento en condiciones de calidad y seguridad.</text:p>
      <text:p text:style-name="P8">d) Replantear el cableado y la electrónica de redes locales en pequeños entornos y su conexión con redes de área extensa canalizando a un nivel superior los supuestos que así lo requieran.</text:p>
      <text:p text:style-name="P8">e) Instalar y configurar redes locales cableadas, inalámbricas o mixtas y su conexión a redes públicas, asegurando su funcionamiento en condiciones de calidad y seguridad.</text:p>
      <text:p text:style-name="P8"><text:soft-page-break/>f) Instalar, configurar y mantener servicios multiusuario, aplicaciones y dispositivos compartidos en un entorno de red local, atendiendo a las necesidades y requerimientos especificados para asegurar el rendimiento del sistema en condiciones de calidad y seguridad.</text:p>
      <text:p text:style-name="P8">g) Ejecutar procedimientos establecidos de recuperación de datos y aplicaciones ante fallos y pérdidas de datos en el sistema, para garantizar la integridad y disponibilidad de la información.</text:p>
      <text:p text:style-name="P8">h) Elaborar documentación técnica y administrativa del sistema, cumpliendo las normas y reglamentación del sector, para su mantenimiento y la asistencia al cliente.</text:p>
      <text:p text:style-name="P8">i) Elaborar presupuestos de sistemas a medida cumpliendo los requerimientos del cliente.</text:p>
      <text:p text:style-name="P8">j) Asesorar y asistir al cliente, canalizando a un nivel superior los supuestos que lo requieran, para encontrar soluciones adecuadas a las necesidades de éste.</text:p>
      <text:p text:style-name="P8">k) Organizar y desarrollar el trabajo asignado manteniendo unas relaciones profesionales adecuadas en el entorno de trabajo.</text:p>
      <text:p text:style-name="P8">l) Mantener un espíritu constante de innovación y actualización en el ámbito del sector informático.</text:p>
      <text:p text:style-name="P8">m) Utilizar los medios de consulta disponibles, seleccionando el más adecuado en cada caso, para resolver en tiempo razonable supuestos no conocidos y dudas profesionales.</text:p>
      <text:p text:style-name="P8">n) Cumplir con los objetivos de la producción, colaborando con el equipo de trabajo y actuando conforme a los principios de responsabilidad y tolerancia.</text:p>
      <text:p text:style-name="P8">ñ) Adaptarse a diferentes puestos de trabajo y nuevas situaciones laborales originados por</text:p>
      <text:p text:style-name="P8">cambios tecnológicos y organizativos en los procesos productivos.</text:p>
      <text:p text:style-name="P8">o) Resolver problemas y tomar decisiones individuales siguiendo las normas y procedimientos establecidos definidos dentro del ámbito de su competencia.</text:p>
      <text:p text:style-name="P8">p) Ejercer sus derechos y cumplir con las obligaciones derivadas de las relaciones laborales, de acuerdo con lo establecido en la legislación vigente.</text:p>
      <text:p text:style-name="P8">q) Gestionar su carrera profesional, analizando las oportunidades de empleo, autoempleo y aprendizaje.</text:p>
      <text:p text:style-name="P8">r) Crear y gestionar una pequeña empresa, realizando un estudio de viabilidad de productos, planificación de la producción y comercialización.</text:p>
      <text:p text:style-name="P8">s) Participar de forma activa en la vida económica, social y cultural, con una actitud crítica y responsable.</text:p>
      <text:p text:style-name="P6">Competencia general</text:p>
      <text:p text:style-name="P8">La competencia general de este título consiste en instalar, configurar y mantener sistemas <text:soft-page-break/>microinformáticos, aislados o en red, así como redes locales en pequeños entornos, asegurando su funcionalidad y aplicando los protocolos de calidad, seguridad y respeto al medio ambiente establecidos.</text:p>
      <text:p text:style-name="P6">Entorno profesional</text:p>
      <text:p text:style-name="P8">Este profesional ejerce su actividad principalmente en empresas del sector servicios que se dediquen a la comercialización, montaje y reparación de equipos, redes y servicios microinformáticos en general, como parte del soporte informático de la organización o en entidades de cualquier tamaño y sector productivo que utilizan sistemas microinformáticos y redes de datos para su gestión.</text:p>
      <text:p text:style-name="P8">Las ocupaciones y puestos de trabajo más relevantes son los siguientes:</text:p>
      <text:p text:style-name="P8">- Técnico instalador-reparador de equipos informáticos.</text:p>
      <text:p text:style-name="P8">- Técnico de soporte informático.</text:p>
      <text:p text:style-name="P8">- Técnico de redes de datos.</text:p>
      <text:p text:style-name="P8">- Reparador de periféricos de sistemas microinformáticos.</text:p>
      <text:p text:style-name="P8">- Comercial de microinformática.</text:p>
      <text:p text:style-name="P8">- Operador de tele-asistencia.</text:p>
      <text:p text:style-name="P8">- Operador de sistemas.</text:p>
      <text:p text:style-name="P8"/>
      <text:p text:style-name="P6">3. PROGRAMACIÓN Y TEMPORIZACIÓN</text:p>
      <text:p text:style-name="P8">PRIMERA <text:s/>EVALUACIÓN</text:p>
      <text:p text:style-name="P8">UNIDAD 1: Introducción a los sistemas operativos en red. Redes Windows.</text:p>
      <text:p text:style-name="P8">UNIDAD 2: Dominios en redes Windows</text:p>
      <text:p text:style-name="P8">UNIDAD 3: Usuarios y grupos en redes Windows.</text:p>
      <text:p text:style-name="P8">UNIDAD 4: Administración de redes Windows con Active directory</text:p>
      <text:p text:style-name="P8">UNIDAD 5: Utilidades de administración en redes Windows con Active Directory.</text:p>
      <text:p text:style-name="P8"/>
      <text:p text:style-name="P8">SEGUNDA EVALUACIÓN</text:p>
      <text:p text:style-name="P8">UNIDAD 6: Introducción a los sistemas operativos en red. Redes con Linux Server.</text:p>
      <text:p text:style-name="P8">UNIDAD 7: Configuración inicial de redes con Linux Server.</text:p>
      <text:p text:style-name="P8">UNIDAD 8: Instalación de un controlador de dominio Linux.</text:p>
      <text:p text:style-name="P8">UNIDAD 9: Utilidades para la administración de un dominio en Linux.</text:p>
      <text:p text:style-name="P8">UNIDAD 10: Controlador de dominio en Linux. Administración I.</text:p>
      <text:p text:style-name="P8"><text:soft-page-break/>UNIDAD 11: Controlador de dominio en Linux. Administración II.</text:p>
      <text:p text:style-name="P8">UNIDAD 12: Redes mixtas. Clientes Linux/Windows en dominios Windows Server.</text:p>
      <text:p text:style-name="P8"/>
      <text:p text:style-name="P6">4. UNIDADES DIDÁCTICAS</text:p>
      <text:p text:style-name="P6"/>
      <text:p text:style-name="P23">Unidad Didáctica 1: Introducción a los sistemas operativos en red</text:p>
      <text:p text:style-name="P6">Conceptos</text:p>
      <text:p text:style-name="P8">1. Introducción a los sistemas operativos en red.</text:p>
      <text:p text:style-name="P8">2. Selección de un sistema operativo en red.</text:p>
      <text:p text:style-name="P8">3. Características de Windows 2012 Server.</text:p>
      <text:p text:style-name="P8">4. Planificación de la instalación de Windows 2012 Server.</text:p>
      <text:p text:style-name="P8">5. Planificación de la instalación. Particiones y sistemas de archivos.</text:p>
      <text:p text:style-name="P8">6. Determinación de los componentes a instalar.</text:p>
      <text:p text:style-name="P8">7. Fases de instalación de un sistema operativo.</text:p>
      <text:p text:style-name="P8">8. Actualización del servidor.</text:p>
      <text:p text:style-name="P6">Procedimientos</text:p>
      <text:p text:style-name="P8">Instala sistemas operativos en red describiendo sus características e interpretando la documentación técnica.</text:p>
      <text:p text:style-name="P6">Criterios de evaluación</text:p>
      <text:list xml:id="list3397775750359925680" text:style-name="WW8Num7">
        <text:list-item>
          <text:p text:style-name="P9">Realizar el estudio de compatibilidad del sistema informático.</text:p>
        </text:list-item>
        <text:list-item>
          <text:p text:style-name="P9">Diferenciar los modos de instalación.</text:p>
        </text:list-item>
        <text:list-item>
          <text:p text:style-name="P9">Planificar y realizar el particionado del disco del servidor.</text:p>
        </text:list-item>
        <text:list-item>
          <text:p text:style-name="P9">Seleccionar y aplicar los sistemas de archivos.</text:p>
        </text:list-item>
        <text:list-item>
          <text:p text:style-name="P9">Seleccionar los componentes a instalar.</text:p>
        </text:list-item>
        <text:list-item>
          <text:p text:style-name="P9">Aplicar procedimientos para la automatización de instalaciones.</text:p>
        </text:list-item>
        <text:list-item>
          <text:p text:style-name="P9">Aplicar preferencias en la configuración del entorno personal.</text:p>
        </text:list-item>
        <text:list-item>
          <text:p text:style-name="P9">Actualizar el sistema operativo en red.</text:p>
        </text:list-item>
        <text:list-item>
          <text:p text:style-name="P9">Comprobar la conectividad del servidor con los equipos cliente.</text:p>
        </text:list-item>
      </text:list>
      <text:p text:style-name="P6">Temporalización</text:p>
      <text:p text:style-name="P8">Para la presente unidad didáctica se pretende utilizar 8 horas lectivas.</text:p>
      <text:p text:style-name="P8"/>
      <text:p text:style-name="P23"><text:soft-page-break/>Unidad Didáctica 2: Dominios en redes Windows</text:p>
      <text:p text:style-name="P6">Conceptos</text:p>
      <text:p text:style-name="P8">1. Introducción a Windows 2012 Server.</text:p>
      <text:p text:style-name="P8">2. Arranque y parada del Sistema.</text:p>
      <text:p text:style-name="P8">3. Definición de servicio de directorio y dominio</text:p>
      <text:p text:style-name="P8">4. Instalación del Directorio Activo (Active Directory)</text:p>
      <text:p text:style-name="P8">5. Eliminación de un controlador de dominio</text:p>
      <text:p text:style-name="P8">6. Objetivos de administrar un dominio</text:p>
      <text:p text:style-name="P8">7. Utilización de herramientas para la administración de dominios.</text:p>
      <text:p text:style-name="P6"/>
      <text:p text:style-name="P6">Procedimientos</text:p>
      <text:p text:style-name="P8">Realiza tareas de gestión sobre dominios identificando necesidades y aplicando herramientas</text:p>
      <text:p text:style-name="P8">de administración de dominios.</text:p>
      <text:p text:style-name="P6"/>
      <text:p text:style-name="P6">Criterios de evaluación</text:p>
      <text:list xml:id="list2758855667478933239" text:style-name="WW8Num8">
        <text:list-item>
          <text:p text:style-name="P10">Conocer el sistema operativo Windows Server y sus diferentes versiones.</text:p>
        </text:list-item>
        <text:list-item>
          <text:p text:style-name="P10">Iniciar y detener el equipo Windows Server.</text:p>
        </text:list-item>
        <text:list-item>
          <text:p text:style-name="P10">Aprender el concepto de dominio y conocer algunas de sus características.</text:p>
        </text:list-item>
        <text:list-item>
          <text:p text:style-name="P10">Entender la estructura física de un dominio.</text:p>
        </text:list-item>
        <text:list-item>
          <text:p text:style-name="P10">Instalar y desinstalar un controlador de dominio.</text:p>
        </text:list-item>
        <text:list-item>
          <text:p text:style-name="P10">Identificar los objetos que se manejan en un controlador de dominio.</text:p>
        </text:list-item>
        <text:list-item>
          <text:p text:style-name="P10">Utilizar herramientas de administración de un controlador de dominio.</text:p>
        </text:list-item>
      </text:list>
      <text:p text:style-name="P8"/>
      <text:p text:style-name="P6">Temporalización</text:p>
      <text:p text:style-name="P8">Para la presente unidad didáctica serecomienda la utilización de 8 horas lectivas.</text:p>
      <text:p text:style-name="P8"/>
      <text:p text:style-name="P23">Unidad Didáctica 3: Usuarios y grupos en redes Windows.</text:p>
      <text:p text:style-name="P6">Conceptos</text:p>
      <text:p text:style-name="P8">1. Grupos del Directorio Activo.</text:p>
      <text:p text:style-name="P8">2. Implementación de grupos integrados en Active Directory.</text:p>
      <text:p text:style-name="P8">3. Usuarios de Active Directory.</text:p>
      <text:p text:style-name="P8"><text:soft-page-break/>4. Administración de cuentas de usuario. Creación de plantillas.</text:p>
      <text:p text:style-name="P8">5. Administración avanzada en dominios Windows Server.</text:p>
      <text:p text:style-name="P6"/>
      <text:p text:style-name="P6">Procedimientos</text:p>
      <text:p text:style-name="P8">Gestiona usuarios y grupos de sistemas operativos en red, interpretando especificaciones y</text:p>
      <text:p text:style-name="P8">aplicando herramientas del sistema.</text:p>
      <text:p text:style-name="P8"/>
      <text:p text:style-name="P6">Criterios de evaluación</text:p>
      <text:list xml:id="list2565766155854494852" text:style-name="WW8Num10">
        <text:list-item>
          <text:p text:style-name="P11">Conocer y administrar los grupos de usuarios del Directorio Activo</text:p>
        </text:list-item>
        <text:list-item>
          <text:p text:style-name="P11">Identificar y agrupar objetos en el Directorio Activo.</text:p>
        </text:list-item>
        <text:list-item>
          <text:p text:style-name="P11">Identificar y conocer los grupos implementados del Directorio Activo.</text:p>
        </text:list-item>
        <text:list-item>
          <text:p text:style-name="P11">Administrar cuentas de usuarios del Directorio Activo.</text:p>
        </text:list-item>
        <text:list-item>
          <text:p text:style-name="P11">Crear, borrar y modificar cuentas de usuarios del Directorio Activo.</text:p>
        </text:list-item>
        <text:list-item>
          <text:p text:style-name="P11">Gestionar plantillas de usuarios del Directorio Activo.</text:p>
        </text:list-item>
        <text:list-item>
          <text:p text:style-name="P11">Crear, eliminar y modificar relaciones de confianza entre dominios.</text:p>
        </text:list-item>
        <text:list-item>
          <text:p text:style-name="P11">Utilizar y gestionar la delegación de control para la administración de Dominios.</text:p>
        </text:list-item>
      </text:list>
      <text:p text:style-name="P6"/>
      <text:p text:style-name="P6">Temporalización</text:p>
      <text:p text:style-name="P26">Para la presente unidad didáctica se pretende utilizar 8 horas lectivas.</text:p>
      <text:p text:style-name="P8"/>
      <text:p text:style-name="P23">Unidad Didáctica 4: Administración de redes Windows con Active Directory.</text:p>
      <text:p text:style-name="P6">Conceptos</text:p>
      <text:p text:style-name="P8">1. Integración de clientes Windows en un dominio.</text:p>
      <text:p text:style-name="P8">2. Iniciar sesión con un cliente Windows en el dominio o de forma local.</text:p>
      <text:p text:style-name="P8">3. Conceptos de permisos y derechos.</text:p>
      <text:p text:style-name="P8">4. Compartir recursos en los equipos clientes de un dominio.</text:p>
      <text:p text:style-name="P8">5. Configuración de impresoras compartidas en red.</text:p>
      <text:p text:style-name="P6">Procedimientos</text:p>
      <text:p text:style-name="P8">Gestiona los recursos compartidos del sistema, interpretando especificaciones y determinando</text:p>
      <text:p text:style-name="P8">niveles de seguridad.</text:p>
      <text:p text:style-name="P6">Criterios de evaluación</text:p>
      <text:list xml:id="list419911354902785805" text:style-name="WW8Num3">
        <text:list-item>
          <text:p text:style-name="P12"><text:soft-page-break/>Conocer el procedimiento de integración de clientes Windows en un dominio.</text:p>
        </text:list-item>
        <text:list-item>
          <text:p text:style-name="P12">Diferenciar los inicios de sesión en dominios y en modo local.</text:p>
        </text:list-item>
        <text:list-item>
          <text:p text:style-name="P12">Identificar, conceder y administrar permisos y privilegios sobre recursos del dominio.</text:p>
        </text:list-item>
        <text:list-item>
          <text:p text:style-name="P12">Identificar y gestionar recursos compartidos especiales.</text:p>
        </text:list-item>
        <text:list-item>
          <text:p text:style-name="P12">Gestionar y administrar impresoras en dominios.</text:p>
        </text:list-item>
      </text:list>
      <text:p text:style-name="P6"/>
      <text:p text:style-name="P6">Temporalización</text:p>
      <text:p text:style-name="P8">Para la presente unidad didáctica recomendamos la utilización de 8 horas lectivas.</text:p>
      <text:p text:style-name="P8"/>
      <text:p text:style-name="P23">Unidad Didáctica 5: Utilidades de administración en redes Windows con Active Directory.</text:p>
      <text:p text:style-name="P6">Conceptos</text:p>
      <text:p text:style-name="P8">1. Perfiles móviles de usuario.</text:p>
      <text:p text:style-name="P8">2. Inicialización del sistema operativo en red</text:p>
      <text:p text:style-name="P8">3. Descripción de los fallos producidos en el arranque. Visor de eventos.</text:p>
      <text:p text:style-name="P8">4. Optimización de la memoria del sistema operativo en red.</text:p>
      <text:p text:style-name="P8">5. Utilización de herramientas para el control, seguimiento y mejora del rendimiento del sistema operativo en red.</text:p>
      <text:p text:style-name="P8">6. Gestión de discos: cuotas.</text:p>
      <text:p text:style-name="P8">7. Gestión de procesos relativos a los servicios del sistema operativo en red.</text:p>
      <text:p text:style-name="P8">8. Realización de copias de seguridad y su restauración.</text:p>
      <text:p text:style-name="P8">9. Automatización de tareas del sistema.</text:p>
      <text:p text:style-name="P8"/>
      <text:p text:style-name="P6">Procedimientos</text:p>
      <text:p text:style-name="P8">Realiza tareas de monitorización y uso del sistema operativo en red, describiendo las</text:p>
      <text:p text:style-name="P8">herramientas utilizadas e identificando las principales incidencias.</text:p>
      <text:p text:style-name="P6">Criterios de evaluación</text:p>
      <text:list xml:id="list2671523897717157366" text:style-name="WW8Num4">
        <text:list-item>
          <text:p text:style-name="P13">Gestionar y administrar perfiles móviles de usuarios de un dominio.</text:p>
        </text:list-item>
        <text:list-item>
          <text:p text:style-name="P13">Iniciar y apagar el equipo en el que está instalado el controlador de dominio.</text:p>
        </text:list-item>
        <text:list-item>
          <text:p text:style-name="P13">Describir, analizar y solucionar los problemas producidos en el inicio del sistema.</text:p>
        </text:list-item>
        <text:list-item>
          <text:p text:style-name="P13">Optimizar el rendimiento del equipo con Windows Server.</text:p>
        </text:list-item>
        <text:list-item>
          <text:p text:style-name="P13">Administrar y asignar cuotas de disco a usuarios.</text:p>
        </text:list-item>
        <text:list-item>
          <text:p text:style-name="P13"><text:soft-page-break/>Utilizar el administrador de tareas en Windows Server.</text:p>
        </text:list-item>
        <text:list-item>
          <text:p text:style-name="P13">Gestionar y administrar servicios del sistema operativo en red.</text:p>
        </text:list-item>
        <text:list-item>
          <text:p text:style-name="P13">Programar copias de seguridad completa del sistema operativo en red.</text:p>
        </text:list-item>
        <text:list-item>
          <text:p text:style-name="P13">Administrar y modificar copias de seguridad.</text:p>
        </text:list-item>
        <text:list-item>
          <text:p text:style-name="P13">Realizar la programación de tareas del sistema.</text:p>
        </text:list-item>
      </text:list>
      <text:p text:style-name="P8"/>
      <text:p text:style-name="P8"/>
      <text:p text:style-name="P6">Temporalización</text:p>
      <text:p text:style-name="P8">Para la presente unidad didáctica recomendamos la utilización de 8 horas lectivas.</text:p>
      <text:p text:style-name="P23"/>
      <text:p text:style-name="P23"/>
      <text:p text:style-name="P23">Unidad Didáctica 6: Introducción a los sistemas operativos en red. Redes con Linux Server.</text:p>
      <text:p text:style-name="P6">Conceptos</text:p>
      <text:p text:style-name="P8">1. Introducción a los sistemas operativos en red. Redes con Linux Server.</text:p>
      <text:p text:style-name="P8">2. Características de linux Ubuntu.</text:p>
      <text:p text:style-name="P8">3. Planificación de la instalación de Linux.</text:p>
      <text:p text:style-name="P8">4. Personalización del entorno en el servidor.</text:p>
      <text:p text:style-name="P8">5. Actualización del servidor.</text:p>
      <text:p text:style-name="P6">Procedimientos</text:p>
      <text:p text:style-name="P8">Instala sistemas operativos en red describiendo sus características e interpretando la documentación técnica.</text:p>
      <text:p text:style-name="P6">Criterios de evaluación</text:p>
      <text:list xml:id="list1282283417521262044" text:style-name="WW8Num11">
        <text:list-item>
          <text:p text:style-name="P14">Analizar las características de sistemas operativos en red.</text:p>
        </text:list-item>
        <text:list-item>
          <text:p text:style-name="P14">Identificar características de las diferentes versiones de Linux Ubuntu.</text:p>
        </text:list-item>
        <text:list-item>
          <text:p text:style-name="P14">Planificar la instalación de Linux en red.</text:p>
        </text:list-item>
        <text:list-item>
          <text:p text:style-name="P14">Instalar el sistema operativo Linux Ubuntu Server.</text:p>
        </text:list-item>
        <text:list-item>
          <text:p text:style-name="P14">Planificar y realizar el particionado del disco del servidor.</text:p>
        </text:list-item>
        <text:list-item>
          <text:p text:style-name="P14">Seleccionar y aplicar los sistemas de archivos.</text:p>
        </text:list-item>
        <text:list-item>
          <text:p text:style-name="P14">Seleccionar los componentes a instalar.</text:p>
        </text:list-item>
        <text:list-item>
          <text:p text:style-name="P14">Aplicar procedimientos para la automatización de instalaciones.</text:p>
        </text:list-item>
        <text:list-item>
          <text:p text:style-name="P14"><text:soft-page-break/>Aplicar preferencias en la configuración del entorno personal.</text:p>
        </text:list-item>
        <text:list-item>
          <text:p text:style-name="P14">Actualizar el sistema operativo en red.</text:p>
        </text:list-item>
        <text:list-item>
          <text:p text:style-name="P14">Comprobar la conectividad del servidor con los equipos cliente.</text:p>
        </text:list-item>
      </text:list>
      <text:p text:style-name="P6">Temporalización</text:p>
      <text:p text:style-name="P8">Para la presente unidad didáctica recomendamos la utilización de 8 horas lectivas.</text:p>
      <text:p text:style-name="P8"/>
      <text:p text:style-name="P23">Unidad Didáctica 7: Configuración inicial de redes con Linux Server.</text:p>
      <text:p text:style-name="P6">Conceptos</text:p>
      <text:p text:style-name="P8">1. Configurar el inicio de sesión en Ubuntu Server.</text:p>
      <text:p text:style-name="P8">2. Linux Server como servidor independiente o como controlador de dominio.</text:p>
      <text:p text:style-name="P8">3. Usuarios en Linux Server.</text:p>
      <text:p text:style-name="P8">4. Grupos de usuarios en Linux.</text:p>
      <text:p text:style-name="P8">5. Iniciar sesión en local o en remoto en linux Server.</text:p>
      <text:p text:style-name="P6">Procedimientos</text:p>
      <text:p text:style-name="P8">Gestiona usuarios y grupos de sistemas operativos en red, interpretando especificaciones y aplicando herramientas del sistema</text:p>
      <text:p text:style-name="P6">Criterios de evaluación</text:p>
      <text:list xml:id="list7664580740006266935" text:style-name="WW8Num16">
        <text:list-item>
          <text:p text:style-name="P15">Configurar el inicio de sesión en LinuxServer.</text:p>
        </text:list-item>
        <text:list-item>
          <text:p text:style-name="P15">Diferenciar Linux Server de Linux Desktop.</text:p>
        </text:list-item>
        <text:list-item>
          <text:p text:style-name="P15">Administrar y gestionar usuarios del sistema Linux Server.</text:p>
        </text:list-item>
        <text:list-item>
          <text:p text:style-name="P15">Realizar operaciones de alta, baja y modificación de usuarios del sistema.</text:p>
        </text:list-item>
        <text:list-item>
          <text:p text:style-name="P15">Configurar y administrar las contraseñas del sistema.</text:p>
        </text:list-item>
        <text:list-item>
          <text:p text:style-name="P15">Administrar y configurar grupos de usuarios del sistema.</text:p>
        </text:list-item>
        <text:list-item>
          <text:p text:style-name="P15">Iniciar sesión en modo local en Linux Server.</text:p>
        </text:list-item>
        <text:list-item>
          <text:p text:style-name="P15">Iniciar sesión remota desde equipos Windows en Linux Server.</text:p>
        </text:list-item>
        <text:list-item>
          <text:p text:style-name="P15">Iniciar sesión remota desde equipos Linux en Linux Server.</text:p>
        </text:list-item>
        <text:list-item>
          <text:p text:style-name="P15">Administrar y configurar Linux Server de forma remota.</text:p>
        </text:list-item>
        <text:list-item>
          <text:p text:style-name="P15">Iniciar sesión remota desde equipos Windows o Linux en entorno gráfico sobre Linux Server.</text:p>
        </text:list-item>
      </text:list>
      <text:p text:style-name="P6">Temporalización</text:p>
      <text:p text:style-name="P8"><text:soft-page-break/>Para la presente unidad didáctica recomendamos la utilización de 8 horas lectivas.</text:p>
      <text:p text:style-name="P8"/>
      <text:p text:style-name="P23">Unidad Didáctica 8: Instalación de un controlador de dominio Linux.</text:p>
      <text:p text:style-name="P6">Conceptos</text:p>
      <text:p text:style-name="P8">1. Requisitos previos para configurar Linux Ubuntu Server como controlador de domino.</text:p>
      <text:p text:style-name="P8">2. Software necesario para instalar el controlador de dominio en linux.</text:p>
      <text:p text:style-name="P8">3. El servidor Samba.</text:p>
      <text:p text:style-name="P8">4. Swat</text:p>
      <text:p text:style-name="P8">5. El fichero smb.conf en Samba.</text:p>
      <text:p text:style-name="P8">6. Convertir un equipo linux Server en controlador de dominio.</text:p>
      <text:p text:style-name="P8">7. Usuarios Samba en un controlador de dominio Linux Server.</text:p>
      <text:p text:style-name="P8">8. Recursos compartidos son Samba en un controlador de dominio Linux Server.</text:p>
      <text:p text:style-name="P8">9. Administrar recursos compartidos en Swat en un controlador de dominio Linux Server.</text:p>
      <text:p text:style-name="P6">Procedimientos</text:p>
      <text:p text:style-name="P8">Realiza tareas de gestión sobre dominios, identificando necesidades y aplicando herramientas</text:p>
      <text:p text:style-name="P8">de administración de dominios. Gestiona los recursos compartidos del sistema, interpretando</text:p>
      <text:p text:style-name="P8">especificaciones y determinando niveles de seguridad.</text:p>
      <text:p text:style-name="P6">Criterios de evaluación</text:p>
      <text:list xml:id="list4165994548351213742" text:style-name="WW8Num12">
        <text:list-item>
          <text:p text:style-name="P16">Realizar el estudio de compatibilidad del sistema operativo para configurarlo como</text:p>
        </text:list-item>
        <text:list-item>
          <text:p text:style-name="P16">controlador de dominio.</text:p>
        </text:list-item>
        <text:list-item>
          <text:p text:style-name="P3"><text:span text:style-name="T3">Analizar el software necesario para configurar Linux Server como controlador de</text:span><text:span text:style-name="T6"> </text:span><text:span text:style-name="T3">dominio.</text:span></text:p>
        </text:list-item>
        <text:list-item>
          <text:p text:style-name="P16">Verificar y comprobar un servidor Samba.</text:p>
        </text:list-item>
        <text:list-item>
          <text:p text:style-name="P16">Verificar que los servicios necesarios de Samba están funcionando correctamente.</text:p>
        </text:list-item>
        <text:list-item>
          <text:p text:style-name="P16">Instalar y configurar herramientas de administración gráfica de Samba.</text:p>
        </text:list-item>
        <text:list-item>
          <text:p text:style-name="P16">Modificar el fichero de configuración de parámetros de Samba.</text:p>
        </text:list-item>
        <text:list-item>
          <text:p text:style-name="P16">Convertir Linux Server en controlador de dominio.</text:p>
        </text:list-item>
        <text:list-item>
          <text:p text:style-name="P16">Crear y administrar usuarios Samba en entorno gráfico y texto.</text:p>
        </text:list-item>
        <text:list-item>
          <text:p text:style-name="P16">Administrar recursos compartidos con Samba.</text:p>
        </text:list-item>
      </text:list>
      <text:p text:style-name="P6">Temporalización</text:p>
      <text:p text:style-name="P8">Para la presente unidad didáctica recomendamos la utilización de 8 horas lectivas.</text:p>
      <text:p text:style-name="P8"><text:soft-page-break/></text:p>
      <text:p text:style-name="P23">Unidad Didáctica 9: Utilidades para la administración de un dominio en Linux.</text:p>
      <text:p text:style-name="P6">Conceptos</text:p>
      <text:p text:style-name="P8">1.Descripción de los fallos producidos en el arranque. Sucesos del sistema.</text:p>
      <text:p text:style-name="P8">2. Optimización de la memoria del sistema operativo en red.</text:p>
      <text:p text:style-name="P8">3. Gestión de procesos. El monitor del sistema.</text:p>
      <text:p text:style-name="P8">4. Activación y desactivación de servicios.</text:p>
      <text:p text:style-name="P8">5. Rendimiento y monitorización del sistema.</text:p>
      <text:p text:style-name="P8">6. Optimización el sistema operativo en red.</text:p>
      <text:p text:style-name="P8">7. Automatización de tareas del sistema.</text:p>
      <text:p text:style-name="P8">8. Gestión de dispositivos de almacenamiento</text:p>
      <text:p text:style-name="P8">9. Operaciones de reparación del sistema operativo.</text:p>
      <text:p text:style-name="P6">Procedimientos</text:p>
      <text:p text:style-name="P8">Realiza tareas de monitorización y uso del sistema operativo en red, describiendo las</text:p>
      <text:p text:style-name="P8">herramientas utilizadas e identificando las principales incidencias.</text:p>
      <text:p text:style-name="P6">Criterios de evaluación</text:p>
      <text:list xml:id="list6286095493578886201" text:style-name="WW8Num6">
        <text:list-item>
          <text:p text:style-name="P17">Analizar los sucesos que se producen en el sistema operativo.</text:p>
        </text:list-item>
        <text:list-item>
          <text:p text:style-name="P17">Manejar herramientas de administración de sucesos del sistema operativo.</text:p>
        </text:list-item>
        <text:list-item>
          <text:p text:style-name="P17">Optimizar el rendimiento del equipo.</text:p>
        </text:list-item>
        <text:list-item>
          <text:p text:style-name="P17">Gestionar y administrar procesos del sistema.</text:p>
        </text:list-item>
        <text:list-item>
          <text:p text:style-name="P17">Gestionar y administrar servicios del sistema.</text:p>
        </text:list-item>
        <text:list-item>
          <text:p text:style-name="P17">Monitorizar y mejorar el rendimiento del equipo.</text:p>
        </text:list-item>
        <text:list-item>
          <text:p text:style-name="P17">Automatizar la ejecución de tareas en el sistema.</text:p>
        </text:list-item>
        <text:list-item>
          <text:p text:style-name="P17">Administrar el espacio de almacenamiento.</text:p>
        </text:list-item>
        <text:list-item>
          <text:p text:style-name="P17">Crear y restaurar copias de seguridad del sistema.</text:p>
        </text:list-item>
      </text:list>
      <text:p text:style-name="P6">Temporalización</text:p>
      <text:p text:style-name="P8">Para la presente unidad didáctica recomendamos la utilización de 8 horas lectivas.</text:p>
      <text:p text:style-name="P23"/>
      <text:p text:style-name="P23">Unidad Didáctica 10: Controlador de dominio en Linux. Administración I.</text:p>
      <text:p text:style-name="P6">Conceptos</text:p>
      <text:p text:style-name="P8">1. Clientes windows en un controlador de dominio Linux Server.</text:p>
      <text:p text:style-name="P8"><text:soft-page-break/>2. Integración de clientes windows en un controlador de dominio Linux Server.</text:p>
      <text:p text:style-name="P8">3. Directorios persolales de trabajo.</text:p>
      <text:p text:style-name="P8">4. Iniciar sesión de clientes Windows en un controlador de dominio Linux.</text:p>
      <text:p text:style-name="P8">5. Recursos de la red con un controlador de dominio Linux.</text:p>
      <text:p text:style-name="P8">6. Permisos y derechos sobre recursos compartidos en un controlador de dominio Linux.</text:p>
      <text:p text:style-name="P6">Procedimientos</text:p>
      <text:p text:style-name="P8">Realiza tareas de integración de sistemas operativos libres y propietarios, describiendo las ventajas de compartir recursos e instalando software específico.</text:p>
      <text:p text:style-name="P6">Criterios de evaluación</text:p>
      <text:list xml:id="list2524015993503151734" text:style-name="WW8Num14">
        <text:list-item>
          <text:p text:style-name="P18">Crear cuentas de equipos cliente en Linux Server.</text:p>
        </text:list-item>
        <text:list-item>
          <text:p text:style-name="P18">Configurar los equipos cliente para la integración en dominios Linux.</text:p>
        </text:list-item>
        <text:list-item>
          <text:p text:style-name="P18">Unir clientes de equipos Windows en Linux Server.</text:p>
        </text:list-item>
        <text:list-item>
          <text:p text:style-name="P18">Iniciar sesión con los clientes en modo local y en un dominio</text:p>
        </text:list-item>
        <text:list-item>
          <text:p text:style-name="P18">Gestionar y administrar los directorios personales de trabajo en un controlador de dominio Linux.</text:p>
        </text:list-item>
        <text:list-item>
          <text:p text:style-name="P18">Administrar recursos compartidos en el dominio y en los clientes.</text:p>
        </text:list-item>
      </text:list>
      <text:p text:style-name="P6">Temporalización</text:p>
      <text:p text:style-name="P8">Para la presente unidad didáctica recomendamos la utilización de 8 horas lectivas.</text:p>
      <text:p text:style-name="P23"/>
      <text:p text:style-name="P23"/>
      <text:p text:style-name="P23"/>
      <text:p text:style-name="P23">Unidad Didáctica 11: Controlador de dominio en Linux. Administración II.</text:p>
      <text:p text:style-name="P6">Conceptos</text:p>
      <text:p text:style-name="P8">1. Gestión de impresoras de un controlador de dominio Linux.</text:p>
      <text:p text:style-name="P8">2. Perfiles móviles de usuario.</text:p>
      <text:p text:style-name="P8">3. Gestión de discos: cuotas.</text:p>
      <text:p text:style-name="P6">Procedimientos</text:p>
      <text:list xml:id="list1232607432346951966" text:style-name="WW8Num5">
        <text:list-item>
          <text:p text:style-name="P19">Realiza tareas de integración de sistemas operativos libres y propietarios, describiendo las ventajas de compartir recursos e instalando software específico.</text:p>
        </text:list-item>
        <text:list-item>
          <text:p text:style-name="P19">Criterios de evaluación</text:p>
        </text:list-item>
        <text:list-item>
          <text:p text:style-name="P19">Administrar impresoras en dominios Linux.</text:p>
        </text:list-item>
        <text:list-item>
          <text:p text:style-name="P19"><text:soft-page-break/>Usar herramientas de administración de impresoras en dominios Linux.</text:p>
        </text:list-item>
        <text:list-item>
          <text:p text:style-name="P19">Instalar y desinstalar impresoras locales e impresoras en red en un dominio Linux.</text:p>
        </text:list-item>
        <text:list-item>
          <text:p text:style-name="P19">Instalar y desinstalar impresoras compartidas en clientes del dominio y en otros equipos de la red.</text:p>
        </text:list-item>
        <text:list-item>
          <text:p text:style-name="P19">Administrar y gestionar perfiles móviles de usuario en un dominio Linux.</text:p>
        </text:list-item>
        <text:list-item>
          <text:p text:style-name="P19">Administrar cuotas de disco en un dominio Linux.</text:p>
        </text:list-item>
      </text:list>
      <text:p text:style-name="P6">Temporalización</text:p>
      <text:p text:style-name="P8">Para la presente unidad didáctica recomendamos la utilización de 8 horas lectivas.</text:p>
      <text:p text:style-name="P8"/>
      <text:p text:style-name="P23">Unidad Didáctica 12: Redes mixtas. Clientes Linux/Windows en dominios Windows Server.</text:p>
      <text:p text:style-name="P6">Conceptos</text:p>
      <text:p text:style-name="P8">1. Introducción a las redes mixtas windows/Linux.</text:p>
      <text:p text:style-name="P8">2. Clientes Linux en controladores de dominio windows server.</text:p>
      <text:p text:style-name="P8">3. Configurar la autenticación de clientes Linux a un dominio Windows Server.</text:p>
      <text:p text:style-name="P8">4. Unir clientes Linux a un dominio windows Server.</text:p>
      <text:p text:style-name="P8">5. Unir clientes Linux a controladores de dominio en entorno gráfico.</text:p>
      <text:p text:style-name="P8">6. Configurar entorno de red de redes mixtas Linux/windows.</text:p>
      <text:p text:style-name="P8">7. Iniciar sesión desde Linux en un dominio Windows Server.</text:p>
      <text:p text:style-name="P6">Procedimientos</text:p>
      <text:p text:style-name="P8">Realiza tareas de integración de sistemas operativos libres y propietarios, describiendo las</text:p>
      <text:p text:style-name="P8">ventajas de compartir recursos e instalando software específico.</text:p>
      <text:p text:style-name="P6"/>
      <text:p text:style-name="P6">Criterios de evaluación</text:p>
      <text:list xml:id="list5010893962084577072" text:style-name="WW8Num15">
        <text:list-item>
          <text:p text:style-name="P20">Diferenciar redes homogéneas de redes mixtas.</text:p>
        </text:list-item>
        <text:list-item>
          <text:p text:style-name="P20">Realizar la configuración inicial de clientes Linux en redes Windows.</text:p>
        </text:list-item>
        <text:list-item>
          <text:p text:style-name="P20">Instalar el software necesario para la integración de clientes Linux en redes Windows.</text:p>
        </text:list-item>
        <text:list-item>
          <text:p text:style-name="P20">Configurar el servidor DNS para tener conectividad.</text:p>
        </text:list-item>
        <text:list-item>
          <text:p text:style-name="P20">Configurar Kerberos para comunicar el cliente Linux con servidores Windows.</text:p>
        </text:list-item>
        <text:list-item>
          <text:p text:style-name="P20">Configurar Samba en cliente Linux como cliente en redes Windows.</text:p>
        </text:list-item>
        <text:list-item>
          <text:p text:style-name="P20">Realizar las operaciones de autenticación en clientes Linux.</text:p>
        </text:list-item>
        <text:list-item>
          <text:p text:style-name="P20"><text:soft-page-break/>Integrar clientes Linux en redes Windows.</text:p>
        </text:list-item>
        <text:list-item>
          <text:p text:style-name="P20">Configurar el entorno de red en clientes Linux.</text:p>
        </text:list-item>
        <text:list-item>
          <text:p text:style-name="P20">Diferenciar entre inicios de sesión locales y en el dominio con clientes Linux.</text:p>
        </text:list-item>
        <text:list-item>
          <text:p text:style-name="P20">Temporalización</text:p>
        </text:list-item>
        <text:list-item>
          <text:p text:style-name="P20">Para la presente unidad didáctica recomendamos la utilización de 7 horas lectivas.</text:p>
        </text:list-item>
      </text:list>
      <text:p text:style-name="P8"/>
      <text:p text:style-name="P6">5. METODOLOGÍA DIDÁCTICA</text:p>
      <text:p text:style-name="P8">La impartición de la asignatura se fundamentará en los siguientes aspectos:</text:p>
      <text:p text:style-name="P8">Para la explicación de cada Unidad de Trabajo se realizará una exposición teórica de los contenidos de la unidad por parte del profesor. Posteriormente se realizarán una serie de ejercicios propuestos por el profesor y resueltos y corregidos por él en clase. El objetivo de estos ejercicios es llevar a la práctica los conceptos teóricos que se asimilaron en la exposición teórica anterior. El profesor resolverá todas las dudas que puedan tener los alumnos del ciclo, tanto teóricas, como prácticas. Incluso si él lo considerase necesario se realizarán ejercicios específicos que aclaren los conceptos que más cueste comprender a los alumnos. </text:p>
      <text:p text:style-name="P8"/>
      <text:p text:style-name="P8">El profesor propondrá un conjunto de ejercicios, de contenido similar a los que ya se han resuelto en clase, que deberán ser resueltos por los alumnos, bien en horas de clase o bien en casa. Algunos ejercicios prácticos se realizarán en el aula de ordenadores utilizando el entorno a la Unidad de Trabajo en la que estemos trabajando. Las prácticas se resolverán de forma individual o en grupo, depende del número de alumnos que haya por cada ordenador, de todas formas no es aconsejable que haya más de dos alumnos por cada equipo informático. Además, se podrá proponer algún trabajo que englobe conocimientos de varias unidades de trabajo para comprobar que los conocimientos mínimos exigidos en cada una de las unidades han sido satisfactoriamente asimilados por los alumnos del Ciclo Formativo. </text:p>
      <text:p text:style-name="P6">6. RECURSOS DIDACTICOS</text:p>
      <text:p text:style-name="P8">Se considera necesaria un aula de informática para realizar las prácticas. El aula deberá disponer de al menos del suficiente número de ordenadores para que no haya más de dos alumnos por puesto de trabajo y al menos de un servidor en el que se pueda instalar el sistema operativo de la red y el sistema operativo Unix, aunque sería aconsejable que se dispusiera de dos servidores uno para cada sistema de los indicados, o bien la utilización de máquinas virtuales donde se instalarán los sistemas operativos mencionados. Cada ordenador debe tener <text:soft-page-break/>instalada una tarjeta de red para poder comunicar los equipos. El software necesario es un sistema operativo de red, el driver de las tarjetas de red y un sistema operativo Unix y Windows.</text:p>
      <text:p text:style-name="P8"/>
      <text:p text:style-name="P8">Es muy aconsejable disponer de libros de consulta en el aula, así como conexión a internet, de forma que los alumnos intenten buscar soluciones a los problemas que les surjan antes de solicitar la ayuda del profesor, ya que eso les aportará una gran experiencia de cara al módulo de Formación en Centros de Trabajo que deberán realizar en el siguiente curso. También serán positivos todos aquellos instrumentos que faciliten la tarea de exposición del profesor, por ejemplo cañones de exposición, vídeo, Internet, etc.</text:p>
      <text:p text:style-name="P8"/>
      <text:p text:style-name="P6">7. EVALUACIÓN</text:p>
      <text:p text:style-name="P8">La evaluación será continua pero independiente para cada una de las dos evaluaciones, siendo necesario superar los conocimientos mínimos exigibles de cada una de ellas para superar el módulo completo. Este módulo es muy práctico y en él se emplean equipos informáticos profesionales de los que los alumnos no suelen disponer en sus hogares; por tanto, se considera un requerimiento esencial la asistencia regular a clase por parte del alumno.</text:p>
      <text:p text:style-name="P8"/>
      <text:p text:style-name="P8"/>
      <text:p text:style-name="P8">Para evaluar al alumno tendrán en cuenta:</text:p>
      <text:list xml:id="list5431349805350552343" text:style-name="WW8Num9">
        <text:list-item>
          <text:p text:style-name="P21">Resultados de pruebas objetivas sobre los conceptos expuestos en las unidades de trabajo. Al menos dos por cada evaluación.</text:p>
        </text:list-item>
        <text:list-item>
          <text:p text:style-name="P21">Resultados de las pruebas prácticas realizadas en los equipos informáticos del centro.</text:p>
        </text:list-item>
        <text:list-item>
          <text:p text:style-name="P21">Seguimiento de los ejercicios realizados por el alumno en la clase.</text:p>
        </text:list-item>
        <text:list-item>
          <text:p text:style-name="P21">Valoración de las prácticas realizadas en clase.</text:p>
        </text:list-item>
        <text:list-item>
          <text:p text:style-name="P21">Asistencia a clase.</text:p>
        </text:list-item>
        <text:list-item>
          <text:p text:style-name="P21">Responsabilidad en el trabajo.</text:p>
        </text:list-item>
        <text:list-item>
          <text:p text:style-name="P21">Actitud en clase.</text:p>
        </text:list-item>
      </text:list>
      <text:p text:style-name="P6">8. CALIFICACIÓN</text:p>
      <text:p text:style-name="P8">Se calificará a los alumnos en sesiones de evaluaciones parciales una vez al final de cada trimestre.</text:p>
      <text:p text:style-name="P8"><text:soft-page-break/>La calificación de cada alumno se elaborará en base a:</text:p>
      <text:list xml:id="list2258585303087148426" text:style-name="WW8Num13">
        <text:list-item>
          <text:p text:style-name="P22">Exámenes Teóricos</text:p>
        </text:list-item>
        <text:list-item>
          <text:p text:style-name="P22">Exámenes Prácticos.</text:p>
        </text:list-item>
        <text:list-item>
          <text:p text:style-name="P22">Prácticas realizadas en clase.</text:p>
        </text:list-item>
        <text:list-item>
          <text:p text:style-name="P22">Capacidades Actitudinales:</text:p>
        </text:list-item>
        <text:list-item>
          <text:p text:style-name="P22">Participación en el Aula.</text:p>
        </text:list-item>
        <text:list-item>
          <text:p text:style-name="P22">Disposición Positiva.</text:p>
        </text:list-item>
        <text:list-item>
          <text:p text:style-name="P22">Aprovechamiento del tiempo.</text:p>
        </text:list-item>
        <text:list-item>
          <text:p text:style-name="P22">Asistencia a Clase.</text:p>
        </text:list-item>
      </text:list>
      <text:p text:style-name="P6"/>
      <text:p text:style-name="P6">Desarrollo de las Evaluaciones</text:p>
      <text:p text:style-name="P8">Para considerar SUPERADO este módulo en cada una de las 2 evaluaciones será necesario obtener una calificación superior o igual a 5 en cada una de las Capacidades Conceptuales, Capacidades Procedimentales y Capacidades Actitudinales realizadas en cada Evaluación.</text:p>
      <text:p text:style-name="P8"/>
      <text:p text:style-name="P8">La calificación en cada evaluación se realizará atendiendo a la siguiente fórmula:</text:p>
      <text:p text:style-name="P7">0,2*Teórico+ 0,5*Práctico+0,3*Actividades</text:p>
      <text:p text:style-name="P2"><text:span text:style-name="T3">Donde cada variable se explica a continuación.</text:span></text:p>
      <text:p text:style-name="P8">Teórico: Calificación obtenida por el alumno en el conjunto de actividades evaluables correspondientes al bloque temático teórico del módulo.</text:p>
      <text:p text:style-name="P8">Práctico: Calificación obtenida por el alumno en el conjunto de actividades evaluables correspondientes al bloque temático práctico del módulo.</text:p>
      <text:p text:style-name="P8">Actividades: Calificación de prácticas de clase, memorias de las prácticas, realización de ejercicios en clase, etc., motivación personal, interés por el módulo, capacidad de trabajo en equipo, participación en clase e iniciativa, asistencia, cuidado de los materiales, etc.</text:p>
      <text:p text:style-name="P8">Se deberá obtener al menos una nota de 4 en cada una de las partes para poder calcular la nota.</text:p>
      <text:p text:style-name="P8"/>
      <text:p text:style-name="P6">9. RECUPERACIÓN DE EVALUACIONES PARCIALES Y PENDIENTES</text:p>
      <text:p text:style-name="P8">La recuperación de evaluaciones parciales se efectuará mediante la realización de actividades de recuperación, que normalmente consistirá en una prueba que se realizará durante la siguiente evaluación.</text:p>
      <text:p text:style-name="P8"><text:soft-page-break/></text:p>
      <text:p text:style-name="P6">10. ACTIVIDADES EXTRAESCOLARES Y COMPLEMENTARIAS</text:p>
      <text:p text:style-name="P8">Siempre que sea posible será recomendable proponer visitas a algún centro de cálculo donde los alumnos puedan observar cómo se realizan tareas de administración de sistemas en red o multiusuario.</text:p>
      <text:p text:style-name="P8">Es interesante que los alumnos participen en la organización de las Jornadas Profesionales que se celebran todos los años en el IES Zonzamas.</text:p>
      <text:p text:style-name="P6"/>
      <text:p text:style-name="P6">11. ATENCIÓN A LA DIVERSIDAD</text:p>
      <text:p text:style-name="P8">El desarrollo del principio de atención a la diversidad presenta tres niveles que se concretan en las adaptaciones curriculares, la opcionalidad curricular y la diversificación curricular.</text:p>
      <text:p text:style-name="P8">Para atender a estas diferencias se han previsto las siguientes actuaciones:</text:p>
      <text:p text:style-name="P8">Se diferencian todos aquellos elementos que resultan esenciales de los contenidos que amplían o profundizan en los mismos.</text:p>
      <text:p text:style-name="P8">Se ha graduado la dificultad de las tareas, de forma que todos los alumnos puedan encontrar espacios de respuesta adecuados para su actuación. Las actividades se pueden desarrollar en grupos de trabajo heterogéneos con flexibilidad en el reparto de tareas.</text:p>
      <text:p text:style-name="P8"/>
      <text:p text:style-name="P8"/>
      <text:p text:style-name="P8"/>
      <text:p text:style-name="P6">12. BIBLIOGRAFÍA</text:p>
      <text:p text:style-name="P6">Bibliografía Básica:</text:p>
      <text:p text:style-name="P2"><text:span text:style-name="T3">“Sistemas Operativos en Red”</text:span></text:p>
      <text:p text:style-name="P8">Autor: Francisco Javier Muñoz López</text:p>
      <text:p text:style-name="P8">Editorial: McGraw Hill</text:p>
      <text:p text:style-name="P6">Bibliografía de consulta:</text:p>
      <text:p text:style-name="P2"><text:span text:style-name="T3">“Sistemas informáticos multiusuario y en red”</text:span></text:p>
      <text:p text:style-name="P8">Autor: Jesús Diéguez Nanclares</text:p>
      <text:p text:style-name="P8">Editorial Santill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FreeSans1" svg:font-family="FreeSans" style:font-family-generic="swiss"/>
    <style:font-face style:name="Mangal"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_20_Car_20_Car1" style:display-name=" Car Car1" style:family="text" style:parent-style-name="Fuente_20_de_20_párrafo_20_predeter.">
      <style:text-properties style:font-name-complex="Times New Roman" style:font-family-complex="'Times New Roman'" style:font-family-generic-complex="roman" style:font-pitch-complex="variable"/>
    </style:style>
    <style:style style:name="_20_Car_20_Car" style:display-name=" Car Car" style:family="text" style:parent-style-name="Fuente_20_de_20_párrafo_20_predeter.">
      <style:text-properties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353cm" loext: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margin-top="0cm" fo:margin-bottom="0.353cm" loext:contextual-spacing="false"/>
    </style:style>
    <style:page-layout style:name="Mpm1">
      <style:page-layout-properties fo:page-width="21.59cm" fo:page-height="27.94cm" style:num-format="1" style:print-orientation="portrait" fo:margin-top="1.27cm" fo:margin-bottom="1.27cm" fo:margin-left="3cm" fo:margin-right="2.337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bottom="0.132cm" style:dynamic-spacing="true"/>
      </style:header-style>
      <style:footer-style>
        <style:header-footer-properties fo:min-height="0.732cm" fo:margin-top="0.633cm"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dc:title>
    <meta:initial-creator>CicloFormativo</meta:initial-creator>
    <meta:creation-date>2013-10-01T12:25:00</meta:creation-date>
    <dc:date>2015-10-15T13:27:19.407000000</dc:date>
    <meta:editing-cycles>6</meta:editing-cycles>
    <meta:editing-duration>PT9M5S</meta:editing-duration>
    <meta:document-statistic meta:table-count="0" meta:image-count="0" meta:object-count="0" meta:page-count="19" meta:paragraph-count="409" meta:word-count="4423" meta:character-count="29608" meta:non-whitespace-character-count="25711"/>
    <meta:generator>LibreOffice/5.1.4.2$Linux_X86_64 LibreOffice_project/10m0$Build-2</meta:generator>
  </office:meta>
</office:document-meta>
</file>